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2a218c" style:font-size-asian="15pt" style:font-size-complex="15pt"/>
    </style:style>
    <style:style style:name="P5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213df9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4b5cce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19c6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1" fo:font-size="11pt" fo:language="pt" fo:country="BR" fo:font-weight="bold" officeooo:rsid="000f583d" officeooo:paragraph-rsid="001c2b5f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fo:font-weight="bold" officeooo:rsid="0007aab8" officeooo:paragraph-rsid="000f583d" style:font-size-asian="11pt" style:font-weight-asian="bold" style:font-size-complex="11pt" style:font-weight-complex="bold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1c2b5f" style:font-size-asian="11pt" style:font-size-complex="11pt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rsid="0007aab8" officeooo:paragraph-rsid="000f583d" style:font-size-asian="11pt" style:font-size-complex="11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fo:font-size="11pt" officeooo:paragraph-rsid="001b3dd3" style:font-size-asian="11pt" style:font-size-complex="11pt"/>
    </style:style>
    <style:style style:name="P20" style:family="paragraph" style:parent-style-name="LO-Normal">
      <style:text-properties fo:font-size="11pt" style:font-size-asian="11pt" style:font-size-complex="11pt"/>
    </style:style>
    <style:style style:name="P21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paragraph-rsid="0002101b" style:font-size-asian="11pt" style:font-size-complex="11pt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193743" style:font-size-asian="11pt" style:font-size-complex="11pt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0cf120" style:font-size-asian="11pt" style:font-size-complex="11pt"/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2101b" officeooo:paragraph-rsid="0002101b" style:font-size-asian="11pt" style:font-size-complex="11pt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cf120" officeooo:paragraph-rsid="000cf120" style:font-size-asian="11pt" style:font-size-complex="11pt"/>
    </style:style>
    <style:style style:name="P27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f583d" officeooo:paragraph-rsid="000f583d" style:font-size-asian="11pt" style:font-size-complex="11pt"/>
    </style:style>
    <style:style style:name="P28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9" style:family="paragraph" style:parent-style-name="LO-Normal">
      <style:text-properties officeooo:paragraph-rsid="00213df9"/>
    </style:style>
    <style:style style:name="P30" style:family="paragraph" style:parent-style-name="CabecalhoTabela">
      <style:paragraph-properties style:snap-to-layout-grid="false"/>
      <style:text-properties officeooo:paragraph-rsid="00213df9"/>
    </style:style>
    <style:style style:name="P31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213df9"/>
    </style:style>
    <style:style style:name="P32" style:family="paragraph" style:parent-style-name="Texto_20_tabela">
      <style:paragraph-properties fo:text-align="center" style:justify-single-word="false" style:snap-to-layout-grid="false"/>
      <style:text-properties officeooo:paragraph-rsid="00213df9"/>
    </style:style>
    <style:style style:name="P33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213df9"/>
    </style:style>
    <style:style style:name="P34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213df9"/>
    </style:style>
    <style:style style:name="P35" style:family="paragraph" style:parent-style-name="Standard">
      <style:paragraph-properties fo:margin-left="1.249cm" fo:margin-right="0cm" fo:text-indent="0cm" style:auto-text-indent="false"/>
      <style:text-properties fo:font-size="11pt" officeooo:paragraph-rsid="001b9acc" style:font-size-asian="11pt" style:font-size-complex="11pt"/>
    </style:style>
    <style:style style:name="P36" style:family="paragraph" style:parent-style-name="Standard">
      <style:paragraph-properties fo:margin-left="1.249cm" fo:margin-right="0cm" fo:text-indent="0cm" style:auto-text-indent="false"/>
      <style:text-properties fo:font-size="11pt" officeooo:paragraph-rsid="002d81e8" style:font-size-asian="11pt" style:font-size-complex="11pt"/>
    </style:style>
    <style:style style:name="P37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2206e1"/>
    </style:style>
    <style:style style:name="P3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size="11pt" fo:font-weight="bold" officeooo:paragraph-rsid="0002101b" style:font-size-asian="11pt" style:font-weight-asian="bold" style:font-size-complex="11pt" style:font-weight-complex="bold"/>
    </style:style>
    <style:style style:name="P3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40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4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paragraph-rsid="00213df9"/>
    </style:style>
    <style:style style:name="P4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213df9"/>
    </style:style>
    <style:style style:name="P4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213df9"/>
    </style:style>
    <style:style style:name="P44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5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4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4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5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2d81e8" style:font-size-asian="11pt" style:font-size-complex="11pt"/>
    </style:style>
    <style:style style:name="P5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118e2" style:font-weight-asian="bold" style:font-weight-complex="bold"/>
    </style:style>
    <style:style style:name="T3" style:family="text">
      <style:text-properties fo:font-weight="bold" officeooo:rsid="001a49ce" style:font-weight-asian="bold" style:font-weight-complex="bold"/>
    </style:style>
    <style:style style:name="T4" style:family="text">
      <style:text-properties fo:font-weight="bold" officeooo:rsid="000b135c" style:font-weight-asian="bold" style:font-weight-complex="bold"/>
    </style:style>
    <style:style style:name="T5" style:family="text">
      <style:text-properties fo:font-weight="bold" officeooo:rsid="001b9acc" style:font-weight-asian="bold" style:font-weight-complex="bold"/>
    </style:style>
    <style:style style:name="T6" style:family="text">
      <style:text-properties fo:font-weight="bold" officeooo:rsid="001c2b5f" style:font-weight-asian="bold" style:font-weight-complex="bold"/>
    </style:style>
    <style:style style:name="T7" style:family="text">
      <style:text-properties fo:font-weight="bold" officeooo:rsid="00271c10" style:font-weight-asian="bold" style:font-weight-complex="bold"/>
    </style:style>
    <style:style style:name="T8" style:family="text">
      <style:text-properties officeooo:rsid="0002101b"/>
    </style:style>
    <style:style style:name="T9" style:family="text">
      <style:text-properties style:use-window-font-color="true" style:font-name="Arial" fo:font-size="11pt" fo:language="pt" fo:country="BR" officeooo:rsid="0042c90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b135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0fa0e6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language="pt" fo:country="BR" style:letter-kerning="true" style:font-name-asian="Times New Roman" style:language-asian="zh" style:country-asian="CN" style:font-name-complex="Arial" style:language-complex="ar" style:country-complex="SA"/>
    </style:style>
    <style:style style:name="T13" style:family="text">
      <style:text-properties style:use-window-font-color="true" style:font-name="Arial" fo:language="pt" fo:country="BR" officeooo:rsid="000cf120" style:letter-kerning="true" style:font-name-asian="Times New Roman" style:language-asian="zh" style:country-asian="CN" style:font-name-complex="Arial" style:language-complex="ar" style:country-complex="SA"/>
    </style:style>
    <style:style style:name="T14" style:family="text">
      <style:text-properties style:use-window-font-color="true" style:font-name="Arial" fo:language="pt" fo:country="BR" officeooo:rsid="000f583d" style:letter-kerning="true" style:font-name-asian="Times New Roman" style:language-asian="zh" style:country-asian="CN" style:font-name-complex="Arial" style:language-complex="ar" style:country-complex="SA"/>
    </style:style>
    <style:style style:name="T15" style:family="text">
      <style:text-properties style:use-window-font-color="true" style:font-name="Arial1" fo:language="pt" fo:country="BR" fo:font-weight="normal" officeooo:rsid="002d604c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6" style:family="text">
      <style:text-properties style:use-window-font-color="true" style:font-name="Arial1" fo:language="pt" fo:country="BR" fo:font-weight="normal" officeooo:rsid="001c2b5f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7" style:family="text">
      <style:text-properties style:use-window-font-color="true" style:font-name="Arial1" fo:language="pt" fo:country="BR" officeooo:rsid="000f583d" style:letter-kerning="true" style:font-name-asian="Times New Roman" style:language-asian="zh" style:country-asian="CN" style:font-name-complex="Arial1" style:language-complex="ar" style:country-complex="SA"/>
    </style:style>
    <style:style style:name="T18" style:family="text">
      <style:text-properties style:use-window-font-color="true" style:font-name="Arial1" fo:language="pt" fo:country="BR" officeooo:rsid="002a3e62" style:letter-kerning="true" style:font-name-asian="Times New Roman" style:language-asian="zh" style:country-asian="CN" style:font-name-complex="Arial1" style:language-complex="ar" style:country-complex="SA"/>
    </style:style>
    <style:style style:name="T19" style:family="text">
      <style:text-properties style:use-window-font-color="true" style:font-name="Arial1" fo:language="pt" fo:country="BR" officeooo:rsid="001b3dd3" style:letter-kerning="true" style:font-name-asian="Times New Roman" style:language-asian="zh" style:country-asian="CN" style:font-name-complex="Arial1" style:language-complex="ar" style:country-complex="SA"/>
    </style:style>
    <style:style style:name="T20" style:family="text">
      <style:text-properties style:use-window-font-color="true" style:font-name="Arial1" fo:language="pt" fo:country="BR" officeooo:rsid="001a49ce" style:letter-kerning="true" style:font-name-asian="Times New Roman" style:language-asian="zh" style:country-asian="CN" style:font-name-complex="Arial1" style:language-complex="ar" style:country-complex="SA"/>
    </style:style>
    <style:style style:name="T21" style:family="text">
      <style:text-properties style:use-window-font-color="true" style:font-name="Arial1" fo:language="pt" fo:country="BR" officeooo:rsid="000f583d" style:letter-kerning="true" style:font-name-asian="Arial" style:language-asian="zh" style:country-asian="CN" style:font-name-complex="Arial1" style:language-complex="ar" style:country-complex="SA"/>
    </style:style>
    <style:style style:name="T22" style:family="text">
      <style:text-properties style:use-window-font-color="true" style:font-name="Arial1" fo:language="pt" fo:country="BR" officeooo:rsid="003118e2" style:letter-kerning="true" style:font-name-asian="Arial" style:language-asian="zh" style:country-asian="CN" style:font-name-complex="Arial1" style:language-complex="ar" style:country-complex="SA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ize="11pt" fo:font-weight="bold" style:font-name-asian="Arial" style:font-size-asian="11pt" style:font-weight-asian="bold" style:font-size-complex="11pt" style:font-weight-complex="bold"/>
    </style:style>
    <style:style style:name="T25" style:family="text">
      <style:text-properties officeooo:rsid="000927e4"/>
    </style:style>
    <style:style style:name="T26" style:family="text">
      <style:text-properties officeooo:rsid="000b135c"/>
    </style:style>
    <style:style style:name="T27" style:family="text">
      <style:text-properties officeooo:rsid="000cf120"/>
    </style:style>
    <style:style style:name="T28" style:family="text">
      <style:text-properties officeooo:rsid="0010f53c"/>
    </style:style>
    <style:style style:name="T29" style:family="text">
      <style:text-properties officeooo:rsid="001a49ce"/>
    </style:style>
    <style:style style:name="T30" style:family="text">
      <style:text-properties officeooo:rsid="003118e2"/>
    </style:style>
    <style:style style:name="T31" style:family="text">
      <style:text-properties style:font-name="Arial1" fo:font-weight="bold" style:font-weight-asian="bold" style:font-name-complex="Arial1" style:font-weight-complex="bold"/>
    </style:style>
    <style:style style:name="T32" style:family="text">
      <style:text-properties style:font-name="Arial1" fo:font-weight="bold" officeooo:rsid="001a49ce" style:font-weight-asian="bold" style:font-name-complex="Arial1" style:font-weight-complex="bold"/>
    </style:style>
    <style:style style:name="T33" style:family="text">
      <style:text-properties style:font-name="Arial1" fo:font-weight="bold" officeooo:rsid="001b9acc" style:font-weight-asian="bold" style:font-name-complex="Arial1" style:font-weight-complex="bold"/>
    </style:style>
    <style:style style:name="T34" style:family="text">
      <style:text-properties style:font-name="Arial1" fo:font-weight="bold" officeooo:rsid="001c2b5f" style:font-weight-asian="bold" style:font-name-complex="Arial1" style:font-weight-complex="bold"/>
    </style:style>
    <style:style style:name="T35" style:family="text">
      <style:text-properties style:font-name="Arial1" fo:font-weight="bold" officeooo:rsid="0007926a" style:font-weight-asian="bold" style:font-name-complex="Arial1" style:font-weight-complex="bold"/>
    </style:style>
    <style:style style:name="T36" style:family="text">
      <style:text-properties style:font-name="Arial1" fo:font-weight="bold" officeooo:rsid="001d43df" style:font-weight-asian="bold" style:font-name-complex="Arial1" style:font-weight-complex="bold"/>
    </style:style>
    <style:style style:name="T37" style:family="text">
      <style:text-properties style:font-name="Arial1" fo:font-weight="bold" officeooo:rsid="001dbd50" style:font-weight-asian="bold" style:font-name-complex="Arial1" style:font-weight-complex="bold"/>
    </style:style>
    <style:style style:name="T38" style:family="text">
      <style:text-properties style:font-name="Arial1" fo:font-weight="bold" officeooo:rsid="00290506" style:font-weight-asian="bold" style:font-name-complex="Arial1" style:font-weight-complex="bold"/>
    </style:style>
    <style:style style:name="T39" style:family="text">
      <style:text-properties style:font-name="Arial1" style:font-name-complex="Arial1"/>
    </style:style>
    <style:style style:name="T40" style:family="text">
      <style:text-properties style:font-name="Arial1" officeooo:rsid="000f583d" style:font-name-complex="Arial1"/>
    </style:style>
    <style:style style:name="T41" style:family="text">
      <style:text-properties style:font-name="Arial1" officeooo:rsid="001a49ce" style:font-name-complex="Arial1"/>
    </style:style>
    <style:style style:name="T42" style:family="text">
      <style:text-properties style:font-name="Arial1" officeooo:rsid="001b3dd3" style:font-name-complex="Arial1"/>
    </style:style>
    <style:style style:name="T43" style:family="text">
      <style:text-properties style:font-name="Arial1" style:font-name-asian="Arial" style:font-name-complex="Arial1"/>
    </style:style>
    <style:style style:name="T44" style:family="text">
      <style:text-properties style:font-name="Arial1" officeooo:rsid="003118e2" style:font-name-asian="Arial" style:font-name-complex="Arial1"/>
    </style:style>
    <style:style style:name="T45" style:family="text">
      <style:text-properties style:font-name="Arial1" officeooo:rsid="000f583d" style:font-name-asian="Arial" style:font-name-complex="Arial1"/>
    </style:style>
    <style:style style:name="T46" style:family="text">
      <style:text-properties style:font-name="Arial1" officeooo:rsid="002d81e8" style:font-name-asian="Arial" style:font-name-complex="Arial1"/>
    </style:style>
    <style:style style:name="T47" style:family="text">
      <style:text-properties fo:color="#000000" style:font-name="Arial1" style:font-name-complex="Arial1"/>
    </style:style>
    <style:style style:name="T48" style:family="text">
      <style:text-properties fo:color="#000000" style:font-name="Arial1" officeooo:rsid="001a49ce" style:font-name-complex="Arial1"/>
    </style:style>
    <style:style style:name="T49" style:family="text">
      <style:text-properties fo:color="#000000" style:font-name="Arial1" style:font-name-asian="Arial" style:font-name-complex="Arial1"/>
    </style:style>
    <style:style style:name="T50" style:family="text">
      <style:text-properties fo:color="#000000" style:font-name="Arial1" officeooo:rsid="001a49ce" style:font-name-asian="Arial" style:font-name-complex="Arial1"/>
    </style:style>
    <style:style style:name="T51" style:family="text">
      <style:text-properties fo:color="#000000" style:font-name="Arial1" officeooo:rsid="00193743" style:font-name-asian="Arial" style:font-name-complex="Arial1"/>
    </style:style>
    <style:style style:name="T52" style:family="text">
      <style:text-properties fo:color="#000000" style:font-name="Arial1" officeooo:rsid="001b3dd3" style:font-name-asian="Arial" style:font-name-complex="Arial1"/>
    </style:style>
    <style:style style:name="T53" style:family="text">
      <style:text-properties fo:color="#000000" style:font-name="Arial1" officeooo:rsid="001b9acc" style:font-name-asian="Arial" style:font-name-complex="Arial1"/>
    </style:style>
    <style:style style:name="T54" style:family="text">
      <style:text-properties fo:color="#000000" style:font-name="Arial1" officeooo:rsid="001dbd50" style:font-name-asian="Arial" style:font-name-complex="Arial1"/>
    </style:style>
    <style:style style:name="T55" style:family="text">
      <style:text-properties style:font-name-asian="Times New Roman"/>
    </style:style>
    <style:style style:name="T56" style:family="text">
      <style:text-properties officeooo:rsid="004b5cce" style:font-name-asian="Times New Roman"/>
    </style:style>
    <style:style style:name="T57" style:family="text">
      <style:text-properties officeooo:rsid="000f583d" style:font-name-asian="Times New Roman"/>
    </style:style>
    <style:style style:name="T58" style:family="text">
      <style:text-properties officeooo:rsid="00023a1f" style:font-name-asian="Times New Roman"/>
    </style:style>
    <style:style style:name="T59" style:family="text">
      <style:text-properties officeooo:rsid="0015e7b6" style:font-name-asian="Times New Roman"/>
    </style:style>
    <style:style style:name="T60" style:family="text">
      <style:text-properties officeooo:rsid="000cf120" style:font-name-asian="Times New Roman"/>
    </style:style>
    <style:style style:name="T61" style:family="text">
      <style:text-properties officeooo:rsid="000f583d"/>
    </style:style>
    <style:style style:name="T62" style:family="text">
      <style:text-properties fo:font-size="12pt" officeooo:rsid="000927e4" style:font-size-asian="12pt" style:font-size-complex="12pt"/>
    </style:style>
    <style:style style:name="T63" style:family="text">
      <style:text-properties fo:language="pt" fo:country="BR" style:language-asian="zh" style:country-asian="CN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8">GRH</text:span> – Gestão de <text:span text:style-name="T8">Recursos Humanos</text:span></text:p>
      <text:p text:style-name="P2"/>
      <text:p text:style-name="P3">Documento de Especificação de Caso de Uso</text:p>
      <text:p text:style-name="P3"/>
      <text:p text:style-name="P4">UC0<text:span text:style-name="T25">6</text:span> – <text:span text:style-name="T25">Submeter Plano de Estágio</text:span></text:p>
      <text:p text:style-name="P6"/>
      <text:p text:style-name="P5"><text:bookmark-start text:name="__RefHeading__45_1787896852"/><text:bookmark-start text:name="__RefHeading__468_4907624812"/><text:bookmark-start text:name="__RefHeading__63_12752737862"/><text:bookmark-start text:name="__RefHeading__7635_19061370122"/><text:bookmark-start text:name="__RefHeading__180_15223953852"/><text:bookmark text:name="_Ref890524362"/><text:span text:style-name="Fonte_20_parág._20_padrão3"><text:span text:style-name="T1">Histórico</text:span></text:span><text:bookmark-end text:name="__RefHeading__45_1787896852"/><text:bookmark-end text:name="__RefHeading__468_4907624812"/><text:bookmark-end text:name="__RefHeading__63_12752737862"/><text:bookmark-end text:name="__RefHeading__7635_19061370122"/><text:bookmark-end text:name="__RefHeading__180_15223953852"/></text:p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0">Data</text:p>
          </table:table-cell>
          <table:table-cell table:style-name="Tabela1.A1" office:value-type="string">
            <text:p text:style-name="P30">Versão</text:p>
          </table:table-cell>
          <table:table-cell table:style-name="Tabela1.A1" office:value-type="string">
            <text:p text:style-name="P30">Responsável</text:p>
          </table:table-cell>
          <table:table-cell table:style-name="Tabela1.D1" office:value-type="string">
            <text:p text:style-name="P30">Alteração</text:p>
          </table:table-cell>
        </table:table-row>
        <table:table-row table:style-name="Tabela1.1">
          <table:table-cell table:style-name="Tabela1.A1" office:value-type="string">
            <text:p text:style-name="P31"><text:span text:style-name="T25">20/05</text:span>/2015</text:p>
          </table:table-cell>
          <table:table-cell table:style-name="Tabela1.A1" office:value-type="string">
            <text:p text:style-name="P32">1.0</text:p>
          </table:table-cell>
          <table:table-cell table:style-name="Tabela1.A1" office:value-type="string">
            <text:p text:style-name="P31">Beatriz Brito do Rêgo</text:p>
          </table:table-cell>
          <table:table-cell table:style-name="Tabela1.D1" office:value-type="string">
            <text:p text:style-name="P41">Criação do documento</text:p>
          </table:table-cell>
        </table:table-row>
        <table:table-row table:style-name="Tabela1.1">
          <table:table-cell table:style-name="Tabela1.A3" office:value-type="string">
            <text:p text:style-name="P33">28/05/2015</text:p>
          </table:table-cell>
          <table:table-cell table:style-name="Tabela1.A3" office:value-type="string">
            <text:p text:style-name="P33">1,5</text:p>
          </table:table-cell>
          <table:table-cell table:style-name="Tabela1.A3" office:value-type="string">
            <text:p text:style-name="P33">Beatriz Brito do Rêgo</text:p>
          </table:table-cell>
          <table:table-cell table:style-name="Tabela1.D3" office:value-type="string">
            <text:p text:style-name="P42">Atualização do documento</text:p>
          </table:table-cell>
        </table:table-row>
        <table:table-row table:style-name="Tabela1.1">
          <table:table-cell table:style-name="Tabela1.A3" office:value-type="string">
            <text:p text:style-name="P34">25/09/2015</text:p>
          </table:table-cell>
          <table:table-cell table:style-name="Tabela1.A3" office:value-type="string">
            <text:p text:style-name="P34">2.0</text:p>
          </table:table-cell>
          <table:table-cell table:style-name="Tabela1.A3" office:value-type="string">
            <text:p text:style-name="P34">Rayson Santos de Lima</text:p>
          </table:table-cell>
          <table:table-cell table:style-name="Tabela1.D3" office:value-type="string">
            <text:p text:style-name="P43">Alteração no Fluxo, Nova Seção Regras de RN</text:p>
          </table:table-cell>
        </table:table-row>
      </table:table>
      <text:section text:style-name="Sect1" text:name="Seção1">
        <text:list xml:id="list8194165743327323588" text:style-name="WW8Num2">
          <text:list-item>
            <text:h text:style-name="P37" text:outline-level="1"><text:bookmark-start text:name="_Ref439573339"/><text:bookmark-start text:name="_Ref418497390"/>CASOS DE USO: <text:span text:style-name="T62">SUBMETER PLANO DE ESTÁGIO</text:span></text:h>
            <text:list>
              <text:list-item>
                <text:h text:style-name="P38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Normal"><text:span text:style-name="Fonte_20_parág._20_padrão"><text:span text:style-name="T9">Este caso de uso descreve o processo em que </text:span></text:span><text:span text:style-name="Fonte_20_parág._20_padrão"><text:span text:style-name="T10">o estagiário cadastrado no sistema submete seu </text:span></text:span><text:span text:style-name="Fonte_20_parág._20_padrão"><text:span text:style-name="T63">plano</text:span></text:span><text:span text:style-name="Fonte_20_parág._20_padrão"><text:span text:style-name="T11"> do estágio </text:span></text:span><text:span text:style-name="Fonte_20_parág._20_padrão"><text:span text:style-name="T10">no sistema.</text:span></text:span></text:p>
        <text:list xml:id="list64546032151822" text:continue-numbering="true" text:style-name="WW8Num2">
          <text:list-item>
            <text:list>
              <text:list-item>
                <text:h text:style-name="P40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23">Atores</text:span><text:span text:style-name="Fonte_20_parág._20_padrão3"><text:span text:style-name="T24"> </text:span></text:span><text:span text:style-name="T23">Envolvidos</text:span></text:h>
              </text:list-item>
            </text:list>
          </text:list-item>
        </text:list>
        <text:p text:style-name="P20"><text:bookmark-start text:name="_Ref88992566"/>O ator envolvido é o <text:span text:style-name="T26">Estagiário.</text:span></text:p>
        <text:list xml:id="list64546032175244" text:continue-numbering="true" text:style-name="WW8Num2">
          <text:list-item>
            <text:list>
              <text:list-item>
                <text:h text:style-name="P39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23">Fluxo</text:span><text:span text:style-name="Fonte_20_parág._20_padrão3"><text:span text:style-name="T24"> </text:span></text:span><text:span text:style-name="T23">Básico</text:span><text:bookmark-end text:name="_Ref162424072"/></text:h>
              </text:list-item>
            </text:list>
          </text:list-item>
        </text:list>
        <text:p text:style-name="P21"><text:bookmark-end text:name="_Ref88992566"/>1.<text:tab/><text:span text:style-name="T26">Estagiário seleciona a opção “Documentação do Estágio”</text:span></text:p>
        <text:p text:style-name="P23"><text:span text:style-name="T29">2.</text:span> <text:tab/>Sistema exibe última submissão do estagiário com data e hora</text:p>
        <text:p text:style-name="P22"><text:span text:style-name="T29">3</text:span>.<text:tab/><text:span text:style-name="T26">Sistema exibe o campo de submissão do documento de Plano de Estagiário </text:span></text:p>
        <text:p text:style-name="P25"><text:tab/>- <text:span text:style-name="T26">Sistema exibe um modelo do plano de estagio</text:span></text:p>
        <text:p text:style-name="P25"><text:tab/>- <text:span text:style-name="T27">Sistema exibe marcos e prazos para a entrega do Plano de Estagio </text:span></text:p>
        <text:p text:style-name="P24"><text:span text:style-name="T29">4.</text:span><text:tab/>Estagiário seleciona arquivo a ser submetido</text:p>
        <text:p text:style-name="P26"><text:span text:style-name="T29">5</text:span>.<text:tab/>Estagiário confirma a operação</text:p>
        <text:p text:style-name="P27"><text:span text:style-name="T29">6</text:span>.<text:tab/>Sistema registra data e hora da última submissão</text:p>
        <text:p text:style-name="P28"/>
        <text:p text:style-name="P15"><text:span text:style-name="T12">1.</text:span><text:span text:style-name="T13">4</text:span><text:span text:style-name="T12"><text:tab/>Fluxos </text:span><text:span text:style-name="T14">Alternativos </text:span></text:p>
        <text:p text:style-name="P7"><text:span text:style-name="T30"><text:tab/></text:span><text:span text:style-name="T2">1.4.1 – Passo </text:span><text:span text:style-name="T3">2</text:span><text:span text:style-name="T2"> </text:span><text:span text:style-name="T7">Plano de Estagio</text:span><text:span text:style-name="T4"> </text:span><text:span text:style-name="T3">N</text:span><text:span text:style-name="T31">ão </text:span><text:span text:style-name="T32">Submetido</text:span></text:p>
        <text:p text:style-name="P19"><text:span text:style-name="T47">1. </text:span><text:span text:style-name="T48">S</text:span><text:span text:style-name="T47">e</text:span><text:span text:style-name="T49"> </text:span><text:span text:style-name="T50">não houver </text:span><text:span text:style-name="T51">submissão </text:span><text:span text:style-name="T52">do relatório final de estagio</text:span></text:p>
        <text:p text:style-name="P10"><text:soft-page-break/><text:span text:style-name="T40"><text:tab/><text:tab/></text:span><text:span text:style-name="T42">2</text:span><text:span text:style-name="T40">. O</text:span><text:span text:style-name="T45"> </text:span><text:span text:style-name="T40">caso</text:span><text:span text:style-name="T45"> </text:span><text:span text:style-name="T40">de</text:span><text:span text:style-name="T45"> </text:span><text:span text:style-name="T40">uso</text:span><text:span text:style-name="T45"> </text:span><text:span text:style-name="T40">retorna</text:span><text:span text:style-name="T45"> </text:span><text:span text:style-name="T44">ao</text:span><text:span text:style-name="T45"> </text:span><text:span text:style-name="T40">passo </text:span><text:span text:style-name="T41">3</text:span></text:p>
        <text:p text:style-name="P8"><text:span text:style-name="T30"><text:tab/></text:span><text:span text:style-name="T2">1.4.</text:span><text:span text:style-name="T5">2</text:span><text:span text:style-name="T2"> – Passo </text:span><text:span text:style-name="T5">3</text:span><text:span text:style-name="T2"> </text:span><text:span text:style-name="T33">Verificar Tipo de Aquivo (</text:span><text:span text:style-name="T37">PDF</text:span><text:span text:style-name="T33">)</text:span></text:p>
        <text:p text:style-name="P35"><text:span text:style-name="T47">1. </text:span><text:span text:style-name="T48">S</text:span><text:span text:style-name="T47">e</text:span><text:span text:style-name="T49"> </text:span><text:span text:style-name="T53">o</text:span><text:span text:style-name="T50"> </text:span><text:span text:style-name="T53">arquivo submetido não for </text:span><text:span text:style-name="T54">PDF</text:span></text:p>
        <text:p text:style-name="P36"><text:span text:style-name="T39">2. O</text:span><text:span text:style-name="T43"> </text:span><text:span text:style-name="T39">sistema</text:span><text:span text:style-name="T43"> </text:span><text:span text:style-name="T39">exibe</text:span><text:span text:style-name="T43"> </text:span><text:span text:style-name="T39">uma</text:span><text:span text:style-name="T43"> </text:span><text:span text:style-name="T39">mensagem</text:span><text:span text:style-name="T43"> </text:span><text:span text:style-name="T39">informando</text:span><text:span text:style-name="T43"> </text:span><text:span text:style-name="T46">que o tipo de arquivo não é permitido</text:span><text:span text:style-name="T47">;</text:span></text:p>
        <text:p text:style-name="P50"><text:span text:style-name="T17"><text:tab/><text:tab/>3. O</text:span><text:span text:style-name="T21"> </text:span><text:span text:style-name="T17">caso</text:span><text:span text:style-name="T21"> </text:span><text:span text:style-name="T17">de</text:span><text:span text:style-name="T21"> </text:span><text:span text:style-name="T17">uso</text:span><text:span text:style-name="T21"> </text:span><text:span text:style-name="T17">retorna</text:span><text:span text:style-name="T21"> </text:span><text:span text:style-name="T22">ao</text:span><text:span text:style-name="T21"> </text:span><text:span text:style-name="T17">passo </text:span><text:span text:style-name="T20">3</text:span></text:p>
        <text:p text:style-name="P9"/>
        <text:p text:style-name="P18"><text:span text:style-name="T2"><text:tab/>1.4.</text:span><text:span text:style-name="T6">3</text:span><text:span text:style-name="T2"> – Passo </text:span><text:span text:style-name="T3">2</text:span><text:span text:style-name="T2"> </text:span><text:span text:style-name="T38">Plano de Estagio </text:span><text:span text:style-name="T32">Submetido </text:span><text:span text:style-name="T34">com Status </text:span><text:span text:style-name="T35">REJEITADO </text:span><text:span text:style-name="T36">ou ACEITO</text:span></text:p>
        <text:p text:style-name="P16"><text:span text:style-name="T15"><text:tab/><text:tab/></text:span><text:span text:style-name="T16">1</text:span><text:span text:style-name="T15">. O caso de uso é encerrado</text:span></text:p>
        <text:p text:style-name="P14"><text:tab/></text:p>
        <text:p text:style-name="P17"><text:span text:style-name="T12">1.</text:span><text:span text:style-name="T14">5</text:span><text:span text:style-name="T12"><text:tab/>Fluxos de Exceção</text:span></text:p>
        <text:p text:style-name="P11"/>
        <text:list xml:id="list8479885066880442988" text:style-name="L1">
          <text:list-header>
            <text:p text:style-name="P46"><text:span text:style-name="T56">1.</text:span><text:span text:style-name="T57">6</text:span><text:span text:style-name="T58"> <text:tab/></text:span><text:span text:style-name="T59"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3"/>
        <text:list xml:id="list64546043161479" text:continue-numbering="true" text:style-name="L1">
          <text:list-header>
            <text:p text:style-name="P47"><text:span text:style-name="T55">1.</text:span><text:span text:style-name="T60">6</text:span><text:span text:style-name="T55"> <text:tab/>Pós-Condições</text:span></text:p>
            <text:p text:style-name="P48">Documento de plano de estagiário salvos no sistema</text:p>
            <text:p text:style-name="P48"/>
            <text:p text:style-name="P44">1.<text:span text:style-name="T61">7</text:span> 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8">Regras De Negócio</text:span></text:p>
            <text:list>
              <text:list-item>
                <text:list>
                  <text:list-item>
                    <text:p text:style-name="P45">Aplicar regra RN0001</text:p>
                    <text:p text:style-name="P49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1T06:45:45.900000000</dc:date>
    <meta:print-date>2007-05-07T23:41:00</meta:print-date>
    <meta:editing-cycles>48</meta:editing-cycles>
    <meta:editing-duration>PT5H8M34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53" meta:word-count="312" meta:character-count="1797" meta:non-whitespace-character-count="151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